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547cm" fo:margin-left="0cm" table:align="left"/>
    </style:style>
    <style:style style:name="Table1.A" style:family="table-column">
      <style:table-column-properties style:column-width="3.731cm"/>
    </style:style>
    <style:style style:name="Table1.B" style:family="table-column">
      <style:table-column-properties style:column-width="3.545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0.443cm"/>
    </style:style>
    <style:style style:name="Table1.F" style:family="table-column">
      <style:table-column-properties style:column-width="4.637cm"/>
    </style:style>
    <style:style style:name="Table1.A1" style:family="table-cell">
      <style:table-cell-properties style:vertical-align="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1.408cm"/>
    </style:style>
    <style:style style:name="Table1.A1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1.376cm"/>
    </style:style>
    <style:style style:name="Table1.A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3.223cm"/>
    </style:style>
    <style:style style:name="Table1.A16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6" style:family="paragraph" style:parent-style-name="Standard">
      <style:paragraph-properties fo:margin-left="-1.05cm" fo:margin-right="0.009cm" fo:text-align="center" style:justify-single-word="false" fo:text-indent="0cm" style:auto-text-indent="false"/>
    </style:style>
    <style:style style:name="P7" style:family="paragraph" style:parent-style-name="Text_20_body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!-- BEGIN report_row --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">Government. of Bihar</text:p>
            <text:p text:style-name="P1">Pay Slip for the Month <text:s/>{{{primary_form+month}}}</text:p>
            <text:p text:style-name="P6">Facility Name {{{facility+name}}}</text:p>
            <text:p text:style-name="P6">For__________________________ Section _______</text:p>
            <text:p text:style-name="P1"><text:s text:c="17"/>Paid Through______________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4">Full Name: {{{person+firstname}}} {{{person+othername}}} {{{person+surname}}}</text:p>
          </table:table-cell>
          <table:covered-table-cell/>
          <table:table-cell table:style-name="Table1.C3" table:number-columns-spanned="3" office:value-type="string">
            <text:p text:style-name="P4">Gender:</text:p>
          </table:table-cell>
          <table:covered-table-cell/>
          <table:covered-table-cell/>
          <table:table-cell table:style-name="Table1.F3" office:value-type="string">
            <text:p text:style-name="P4">Bill Number:</text:p>
          </table:table-cell>
        </table:table-row>
        <table:table-row>
          <table:table-cell table:style-name="Table1.A4" table:number-columns-spanned="2" office:value-type="string">
            <text:p text:style-name="P4">Employee ID: {{{person+id}}}</text:p>
          </table:table-cell>
          <table:covered-table-cell/>
          <table:table-cell table:style-name="Table1.C3" table:number-columns-spanned="3" office:value-type="string">
            <text:p text:style-name="P5">GPF No: </text:p>
          </table:table-cell>
          <table:covered-table-cell/>
          <table:covered-table-cell/>
          <table:table-cell table:style-name="Table1.F3" office:value-type="string">
            <text:p text:style-name="P1"/>
          </table:table-cell>
        </table:table-row>
        <table:table-row>
          <table:table-cell table:style-name="Table1.A4" table:number-columns-spanned="2" office:value-type="string">
            <text:p text:style-name="P4">TV Number: <text:s text:c="26"/></text:p>
          </table:table-cell>
          <table:covered-table-cell/>
          <table:table-cell table:style-name="Table1.C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15" office:value-type="string">
            <text:p text:style-name="P2">Earnings</text:p>
          </table:table-cell>
          <table:table-cell table:style-name="Table1.B5" table:number-columns-spanned="2" office:value-type="string">
            <text:p text:style-name="P2">Amount</text:p>
          </table:table-cell>
          <table:covered-table-cell/>
          <table:table-cell table:style-name="Table1.D15" office:value-type="string">
            <text:p text:style-name="P2">Deductions</text:p>
          </table:table-cell>
          <table:table-cell table:style-name="Table1.E5" table:number-columns-spanned="2" office:value-type="string">
            <text:p text:style-name="P2">Amount</text:p>
          </table:table-cell>
          <table:covered-table-cell/>
        </table:table-row>
        <table:table-row>
          <table:table-cell table:style-name="Table1.A15" office:value-type="string">
            <text:p text:style-name="Standard">Basic Pay</text:p>
          </table:table-cell>
          <table:table-cell table:style-name="Table1.B15" table:number-columns-spanned="2" office:value-type="string">
            <text:p text:style-name="Standard">{{{person_position_salarybreakdown+basic_pay}}}</text:p>
          </table:table-cell>
          <table:covered-table-cell/>
          <table:table-cell table:style-name="Table1.D15" office:value-type="string">
            <text:p text:style-name="Standard">GPF</text:p>
          </table:table-cell>
          <table:table-cell table:style-name="Table1.E15" table:number-columns-spanned="2" office:value-type="string">
            <text:p text:style-name="Standard">{{{person_position_salarybreakdown+gpf}}}</text:p>
          </table:table-cell>
          <table:covered-table-cell/>
        </table:table-row>
        <table:table-row>
          <table:table-cell table:style-name="Table1.A15" office:value-type="string">
            <text:p text:style-name="Standard">Grade Pay</text:p>
          </table:table-cell>
          <table:table-cell table:style-name="Table1.B15" table:number-columns-spanned="2" office:value-type="string">
            <text:p text:style-name="Standard">{{{person_position_salarybreakdown+grade_pay}}}</text:p>
          </table:table-cell>
          <table:covered-table-cell/>
          <table:table-cell table:style-name="Table1.D15" office:value-type="string">
            <text:p text:style-name="Standard">GI</text:p>
          </table:table-cell>
          <table:table-cell table:style-name="Table1.E15" table:number-columns-spanned="2" office:value-type="string">
            <text:p text:style-name="Standard">{{{person_position_salarybreakdown+gi}}}</text:p>
          </table:table-cell>
          <table:covered-table-cell/>
        </table:table-row>
        <table:table-row>
          <table:table-cell table:style-name="Table1.A15" office:value-type="string">
            <text:p text:style-name="Standard">HRA</text:p>
          </table:table-cell>
          <table:table-cell table:style-name="Table1.B15" table:number-columns-spanned="2" office:value-type="string">
            <text:p text:style-name="Standard">{{{person_position_salarybreakdown+hra}}}</text:p>
          </table:table-cell>
          <table:covered-table-cell/>
          <table:table-cell table:style-name="Table1.D15" office:value-type="string">
            <text:p text:style-name="Standard">Income Tax</text:p>
          </table:table-cell>
          <table:table-cell table:style-name="Table1.E15" table:number-columns-spanned="2" office:value-type="string">
            <text:p text:style-name="Standard">{{{person_position_salarybreakdown+income_tax}}}</text:p>
          </table:table-cell>
          <table:covered-table-cell/>
        </table:table-row>
        <table:table-row>
          <table:table-cell table:style-name="Table1.A15" office:value-type="string">
            <text:p text:style-name="Standard">Medical Allowance</text:p>
          </table:table-cell>
          <table:table-cell table:style-name="Table1.B15" table:number-columns-spanned="2" office:value-type="string">
            <text:p text:style-name="Standard">{{{person_position_salarybreakdown+medical_allowance}}}</text:p>
          </table:table-cell>
          <table:covered-table-cell/>
          <table:table-cell table:style-name="Table1.D15" office:value-type="string">
            <text:p text:style-name="Standard">Misc. Recoveries Deductions</text:p>
          </table:table-cell>
          <table:table-cell table:style-name="Table1.E15" table:number-columns-spanned="2" office:value-type="string">
            <text:p text:style-name="Standard">{{{primary_form+misc_recoveries_deduction}}}</text:p>
          </table:table-cell>
          <table:covered-table-cell/>
        </table:table-row>
        <table:table-row>
          <table:table-cell table:style-name="Table1.A15" office:value-type="string">
            <text:p text:style-name="Standard">Deputation Allowance</text:p>
          </table:table-cell>
          <table:table-cell table:style-name="Table1.B15" table:number-columns-spanned="2" office:value-type="string">
            <text:p text:style-name="Standard">{{{person_position_salarybreakdown+deputation_allowance}}}</text:p>
          </table:table-cell>
          <table:covered-table-cell/>
          <table:table-cell table:style-name="Table1.D15" office:value-type="string">
            <text:p text:style-name="Standard">Festival Advance Deductions</text:p>
          </table:table-cell>
          <table:table-cell table:style-name="Table1.E15" table:number-columns-spanned="2" office:value-type="string">
            <text:p text:style-name="Standard">{{{primary_form+festival_advance_deduction}}}</text:p>
          </table:table-cell>
          <table:covered-table-cell/>
        </table:table-row>
        <table:table-row>
          <table:table-cell table:style-name="Table1.A15" office:value-type="string">
            <text:p text:style-name="Standard">Transport Allowance</text:p>
          </table:table-cell>
          <table:table-cell table:style-name="Table1.B15" table:number-columns-spanned="2" office:value-type="string">
            <text:p text:style-name="Standard">{{{primary_form+transport_allowance}}}</text:p>
          </table:table-cell>
          <table:covered-table-cell/>
          <table:table-cell table:style-name="Table1.D15" office:value-type="string">
            <text:p text:style-name="Standard">Computer Advance Deductions</text:p>
          </table:table-cell>
          <table:table-cell table:style-name="Table1.E15" table:number-columns-spanned="2" office:value-type="string">
            <text:p text:style-name="Standard">{{{primary_form+computer_advance_deduction}}}</text:p>
          </table:table-cell>
          <table:covered-table-cell/>
        </table:table-row>
        <table:table-row>
          <table:table-cell table:style-name="Table1.A15" office:value-type="string">
            <text:p text:style-name="Standard">Dearness Allowance</text:p>
          </table:table-cell>
          <table:table-cell table:style-name="Table1.B15" table:number-columns-spanned="2" office:value-type="string">
            <text:p text:style-name="Standard">{{{person_position_salarybreakdown+dearness_allowance}}}</text:p>
          </table:table-cell>
          <table:covered-table-cell/>
          <table:table-cell table:style-name="Table1.D15" office:value-type="string">
            <text:p text:style-name="Standard">Service Tax Deductions</text:p>
          </table:table-cell>
          <table:table-cell table:style-name="Table1.E15" table:number-columns-spanned="2" office:value-type="string">
            <text:p text:style-name="Standard">{{{primary_form+service_tax_deduction}}}</text:p>
          </table:table-cell>
          <table:covered-table-cell/>
        </table:table-row>
        <table:table-row>
          <table:table-cell table:style-name="Table1.A15" office:value-type="string">
            <text:p text:style-name="Standard">Other Allowance</text:p>
          </table:table-cell>
          <table:table-cell table:style-name="Table1.B15" table:number-columns-spanned="2" office:value-type="string">
            <text:p text:style-name="Standard">{{{primary_form+other_allowance}}}</text:p>
          </table:table-cell>
          <table:covered-table-cell/>
          <table:table-cell table:style-name="Table1.D15" office:value-type="string">
            <text:p text:style-name="Standard">House Building Advance Deductions</text:p>
          </table:table-cell>
          <table:table-cell table:style-name="Table1.E15" table:number-columns-spanned="2" office:value-type="string">
            <text:p text:style-name="Standard">{{{primary_form+house_building_advance_deduction}}}</text:p>
          </table:table-cell>
          <table:covered-table-cell/>
        </table:table-row>
        <table:table-row table:style-name="Table1.14">
          <table:table-cell table:style-name="Table1.A15" office:value-type="string">
            <text:p text:style-name="Standard">Gross salary</text:p>
          </table:table-cell>
          <table:table-cell table:style-name="Table1.B15" table:number-columns-spanned="2" office:value-type="string">
            <text:p text:style-name="Standard">{{{person_position_salarybreakdown+gross_salary}}}</text:p>
          </table:table-cell>
          <table:covered-table-cell/>
          <table:table-cell table:style-name="Table1.D15" office:value-type="string">
            <text:p text:style-name="Standard">Interest Advance Deductions</text:p>
          </table:table-cell>
          <table:table-cell table:style-name="Table1.E15" table:number-columns-spanned="2" office:value-type="string">
            <text:p text:style-name="Standard">{{{primary_form+interest_advance_deduction}}}</text:p>
          </table:table-cell>
          <table:covered-table-cell/>
        </table:table-row>
        <table:table-row table:style-name="Table1.15">
          <table:table-cell table:style-name="Table1.A15" office:value-type="string">
            <text:p text:style-name="Standard"/>
          </table:table-cell>
          <table:table-cell table:style-name="Table1.B15" table:number-columns-spanned="2" office:value-type="string">
            <text:p text:style-name="Standard"/>
          </table:table-cell>
          <table:covered-table-cell/>
          <table:table-cell table:style-name="Table1.D15" office:value-type="string">
            <text:p text:style-name="Standard">House Rent</text:p>
            <text:p text:style-name="Standard">Deductions</text:p>
          </table:table-cell>
          <table:table-cell table:style-name="Table1.E15" table:number-columns-spanned="2" office:value-type="string">
            <text:p text:style-name="Standard">{{{primary_form+house_rent_deduction}}}</text:p>
          </table:table-cell>
          <table:covered-table-cell/>
        </table:table-row>
        <table:table-row table:style-name="Table1.16">
          <table:table-cell table:style-name="Table1.A16" table:number-columns-spanned="3" office:value-type="string">
            <text:p text:style-name="P3">Net Payable</text:p>
          </table:table-cell>
          <table:covered-table-cell/>
          <table:covered-table-cell/>
          <table:table-cell table:style-name="Table1.D16" table:number-columns-spanned="3" office:value-type="string">
            <text:p text:style-name="Standard">{{{primary_form+monthly_net_salary}}}</text:p>
            <text:p text:style-name="Standard"/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ext:p text:style-name="Standard">.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34:35.886905107</meta:creation-date>
    <dc:date>2016-12-23T13:54:33</dc:date>
    <meta:editing-duration>PT5H55M58S</meta:editing-duration>
    <meta:editing-cycles>37</meta:editing-cycles>
    <meta:generator>LibreOffice/3.5$Linux_X86_64 LibreOffice_project/350m1$Build-2</meta:generator>
    <meta:document-statistic meta:table-count="1" meta:image-count="0" meta:object-count="0" meta:page-count="2" meta:paragraph-count="58" meta:word-count="111" meta:character-count="1669" meta:non-whitespace-character-count="1572"/>
  </office:meta>
</office:document-meta>
</file>